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Arial_1.ttf" manifest:media-type="application/x-font-ttf"/>
  <manifest:file-entry manifest:full-path="Fonts/Font_DejaVu_Sans_4.ttf" manifest:media-type="application/x-font-ttf"/>
  <manifest:file-entry manifest:full-path="Fonts/Font_Symbol_1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Times_New_Roman_3.ttf" manifest:media-type="application/x-font-ttf"/>
  <manifest:file-entry manifest:full-path="Fonts/Font_DejaVu_Sans_1.ttf" manifest:media-type="application/x-font-ttf"/>
  <manifest:file-entry manifest:full-path="Fonts/Font_Times_New_Roman_4.ttf" manifest:media-type="application/x-font-ttf"/>
  <manifest:file-entry manifest:full-path="Fonts/Font_Tahoma_1.ttf" manifest:media-type="application/x-font-ttf"/>
  <manifest:file-entry manifest:full-path="Fonts/Font_DejaVu_Sans_2.ttf" manifest:media-type="application/x-font-ttf"/>
  <manifest:file-entry manifest:full-path="Fonts/Font_Tahoma_2.ttf" manifest:media-type="application/x-font-ttf"/>
  <manifest:file-entry manifest:full-path="Fonts/Font_DejaVu_Sans_3.ttf" manifest:media-type="application/x-font-ttf"/>
  <manifest:file-entry manifest:full-path="Fonts/Font_Lucida_Sans_Unicode_1.ttf" manifest:media-type="application/x-font-ttf"/>
  <manifest:file-entry manifest:full-path="Fonts/Font_OpenSymbol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  <svg:font-face-uri xlink:href="Fonts/Font_OpenSymbol_1.ttf" xlink:type="simple" loext:font-style="normal" loext:font-weight="bold">
          <svg:font-face-format svg:string="truetype"/>
        </svg:font-face-uri>
      </svg:font-face-src>
    </style:font-face>
    <style:font-face style:name="OpenSymbol1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  <svg:font-face-uri xlink:href="Fonts/Font_Symbol_1.ttf" xlink:type="simple" loext:font-style="normal" loext:font-weight="bold">
          <svg:font-face-format svg:string="truetype"/>
        </svg:font-face-uri>
      </svg:font-face-src>
    </style:font-face>
    <style:font-face style:name="Symbol1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Tahoma1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" fo:font-size="9pt" style:font-size-asian="9pt" style:font-size-complex="9pt"/>
    </style:style>
    <style:style style:name="P2" style:family="paragraph" style:parent-style-name="Subtitle">
      <style:paragraph-properties fo:text-align="start" style:justify-single-word="false"/>
      <style:text-properties style:font-name="DejaVu Sans" fo:font-size="11pt" officeooo:paragraph-rsid="003445a9" style:font-size-asian="11pt" style:font-size-complex="11pt"/>
    </style:style>
    <style:style style:name="P3" style:family="paragraph" style:parent-style-name="Subtitle">
      <style:paragraph-properties fo:text-align="start" style:justify-single-word="false"/>
      <style:text-properties style:font-name="DejaVu Sans" fo:font-size="10.5pt" officeooo:paragraph-rsid="003445a9" style:font-size-asian="10.5pt" style:font-size-complex="10.5pt"/>
    </style:style>
    <style:style style:name="P4" style:family="paragraph" style:parent-style-name="Subtitle">
      <style:paragraph-properties fo:text-align="start" style:justify-single-word="false"/>
      <style:text-properties style:use-window-font-color="true" loext:opacity="0%" officeooo:paragraph-rsid="00070a70"/>
    </style:style>
    <style:style style:name="P5" style:family="paragraph" style:parent-style-name="Subtitle">
      <style:paragraph-properties fo:text-align="start" style:justify-single-word="false"/>
      <style:text-properties style:use-window-font-color="true" loext:opacity="0%" officeooo:paragraph-rsid="00085d69"/>
    </style:style>
    <style:style style:name="P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85d69" style:font-size-asian="10pt" style:font-size-complex="10pt"/>
    </style:style>
    <style:style style:name="P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9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240ae8" style:font-size-asian="10pt" style:font-size-complex="10pt"/>
    </style:style>
    <style:style style:name="P10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11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474af6" style:font-size-asian="10pt" style:font-size-complex="10pt"/>
    </style:style>
    <style:style style:name="P12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14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style="italic" fo:font-weight="normal" officeooo:paragraph-rsid="000b3f93" style:font-name-asian="Ari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5" style:family="paragraph" style:parent-style-name="p6">
      <style:paragraph-properties fo:line-height="100%" fo:text-align="justify" style:justify-single-word="false"/>
      <style:text-properties style:use-window-font-color="true" loext:opacity="0%" style:font-name="DejaVu Sans" fo:font-size="10.5pt" fo:font-style="italic" officeooo:paragraph-rsid="000b3f93" style:font-size-asian="10.5pt" style:font-style-asian="italic" style:font-size-complex="10.5pt" style:font-style-complex="italic"/>
    </style:style>
    <style:style style:name="P1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use-window-font-color="true" loext:opacity="0%" style:font-name="DejaVu Sans" fo:font-size="10.5pt" fo:font-weight="bold" officeooo:paragraph-rsid="000b3f93" style:font-size-asian="10.5pt" style:font-name-complex="DejaVu Sans" style:font-size-complex="10.5pt"/>
    </style:style>
    <style:style style:name="P18" style:family="paragraph" style:parent-style-name="Standard">
      <style:text-properties style:use-window-font-color="true" loext:opacity="0%" style:font-name="DejaVu Sans" fo:font-size="10.5pt" fo:font-weight="bold" officeooo:paragraph-rsid="00240ae8" style:font-size-asian="10.5pt" style:font-name-complex="DejaVu Sans" style:font-size-complex="10.5pt"/>
    </style:style>
    <style:style style:name="P19" style:family="paragraph" style:parent-style-name="Standard">
      <style:text-properties style:use-window-font-color="true" loext:opacity="0%" style:font-name="DejaVu Sans" fo:font-size="10.5pt" fo:font-weight="bold" officeooo:paragraph-rsid="0038c9c0" style:font-size-asian="10.5pt" style:font-name-complex="DejaVu Sans" style:font-size-complex="10.5pt"/>
    </style:style>
    <style:style style:name="P20" style:family="paragraph" style:parent-style-name="Standard">
      <style:text-properties style:use-window-font-color="true" loext:opacity="0%" style:font-name="DejaVu Sans" fo:font-size="10.5pt" fo:font-weight="bold" officeooo:paragraph-rsid="00474af6" style:font-size-asian="10.5pt" style:font-name-complex="DejaVu Sans" style:font-size-complex="10.5pt"/>
    </style:style>
    <style:style style:name="P21" style:family="paragraph" style:parent-style-name="Subtitle">
      <style:paragraph-properties fo:line-height="100%"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22" style:family="paragraph" style:parent-style-name="Standard">
      <style:text-properties style:use-window-font-color="true" loext:opacity="0%" style:font-name="DejaVu Sans" fo:font-size="10.5pt" style:font-size-asian="10.5pt" style:font-size-complex="10.5pt"/>
    </style:style>
    <style:style style:name="P23" style:family="paragraph" style:parent-style-name="Standard">
      <style:text-properties style:use-window-font-color="true" loext:opacity="0%" style:font-name="DejaVu Sans" fo:font-size="10.5pt" officeooo:paragraph-rsid="00070a70" style:font-size-asian="10.5pt" style:font-name-complex="DejaVu Sans" style:font-size-complex="10.5pt"/>
    </style:style>
    <style:style style:name="P24" style:family="paragraph" style:parent-style-name="Standard">
      <style:text-properties style:use-window-font-color="true" loext:opacity="0%" style:font-name="DejaVu Sans" fo:font-size="10.5pt" officeooo:paragraph-rsid="00085d69" style:font-size-asian="10.5pt" style:font-name-complex="DejaVu Sans" style:font-size-complex="10.5pt"/>
    </style:style>
    <style:style style:name="P25" style:family="paragraph" style:parent-style-name="Standard">
      <style:text-properties style:use-window-font-color="true" loext:opacity="0%" style:font-name="DejaVu Sans" fo:font-size="10.5pt" officeooo:paragraph-rsid="001de656" style:font-size-asian="10.5pt" style:font-name-complex="DejaVu Sans" style:font-size-complex="10.5pt"/>
    </style:style>
    <style:style style:name="P2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445a9" style:font-size-asian="11pt" style:font-size-complex="11pt"/>
    </style:style>
    <style:style style:name="P2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daa4d" style:font-size-asian="11pt" style:font-size-complex="11pt"/>
    </style:style>
    <style:style style:name="P2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rsid="003daa4d" officeooo:paragraph-rsid="003daa4d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style:font-size-asian="12pt" style:font-size-complex="12pt"/>
    </style:style>
    <style:style style:name="P31" style:family="paragraph" style:parent-style-name="Standard">
      <style:text-properties style:use-window-font-color="true" loext:opacity="0%" style:font-name="DejaVu Sans" fo:font-size="9pt" fo:font-weight="bold" officeooo:rsid="00085d69" officeooo:paragraph-rsid="00085d69" style:font-size-asian="9pt" style:font-weight-asian="bold" style:font-name-complex="DejaVu Sans" style:font-size-complex="9pt"/>
    </style:style>
    <style:style style:name="P32" style:family="paragraph" style:parent-style-name="Standard">
      <style:text-properties style:use-window-font-color="true" loext:opacity="0%" style:font-name="DejaVu Sans" fo:font-size="9pt" fo:font-weight="bold" officeooo:paragraph-rsid="00085d69" style:font-size-asian="9pt" style:font-weight-asian="bold" style:font-name-complex="DejaVu Sans" style:font-size-complex="9pt"/>
    </style:style>
    <style:style style:name="P33" style:family="paragraph" style:parent-style-name="JobDesc">
      <style:text-properties style:use-window-font-color="true" loext:opacity="0%" style:font-name="DejaVu Sans" fo:font-size="9pt" fo:font-weight="bold" officeooo:paragraph-rsid="0015e0d2" style:font-size-asian="9pt" style:font-weight-asian="bold" style:font-name-complex="DejaVu Sans" style:font-size-complex="9pt"/>
    </style:style>
    <style:style style:name="P34" style:family="paragraph" style:parent-style-name="JobDesc">
      <style:text-properties style:use-window-font-color="true" loext:opacity="0%" style:font-name="DejaVu Sans" fo:font-size="9pt" fo:font-weight="bold" officeooo:rsid="001fc0a8" officeooo:paragraph-rsid="00240ae8" style:font-size-asian="9pt" style:font-weight-asian="bold" style:font-name-complex="DejaVu Sans" style:font-size-complex="9pt"/>
    </style:style>
    <style:style style:name="P35" style:family="paragraph" style:parent-style-name="JobDesc">
      <style:text-properties style:use-window-font-color="true" loext:opacity="0%" style:font-name="DejaVu Sans" fo:font-size="9pt" fo:font-weight="bold" officeooo:rsid="001fc0a8" officeooo:paragraph-rsid="0038c9c0" style:font-size-asian="9pt" style:font-weight-asian="bold" style:font-name-complex="DejaVu Sans" style:font-size-complex="9pt"/>
    </style:style>
    <style:style style:name="P36" style:family="paragraph" style:parent-style-name="JobDesc">
      <style:text-properties style:use-window-font-color="true" loext:opacity="0%" style:font-name="DejaVu Sans" fo:font-size="9pt" fo:font-weight="bold" officeooo:rsid="001fc0a8" officeooo:paragraph-rsid="00474af6" style:font-size-asian="9pt" style:font-weight-asian="bold" style:font-name-complex="DejaVu Sans" style:font-size-complex="9pt"/>
    </style:style>
    <style:style style:name="P37" style:family="paragraph" style:parent-style-name="JobDesc">
      <style:text-properties style:use-window-font-color="true" loext:opacity="0%" style:font-name="DejaVu Sans" fo:font-size="9pt" fo:font-weight="bold" officeooo:rsid="00240ae8" officeooo:paragraph-rsid="00240ae8" style:font-size-asian="9pt" style:font-weight-asian="bold" style:font-name-complex="DejaVu Sans" style:font-size-complex="9pt"/>
    </style:style>
    <style:style style:name="P38" style:family="paragraph" style:parent-style-name="p6">
      <style:text-properties style:use-window-font-color="true" loext:opacity="0%" style:font-name="DejaVu Sans" fo:font-size="9pt" officeooo:paragraph-rsid="00070a70" style:font-size-asian="9pt" style:font-name-complex="DejaVu Sans" style:font-size-complex="9pt"/>
    </style:style>
    <style:style style:name="P39" style:family="paragraph" style:parent-style-name="p6">
      <style:text-properties style:use-window-font-color="true" loext:opacity="0%" style:font-name="DejaVu Sans" fo:font-size="9pt" officeooo:paragraph-rsid="00085d69" style:font-size-asian="9pt" style:font-name-complex="DejaVu Sans" style:font-size-complex="9pt"/>
    </style:style>
    <style:style style:name="P40" style:family="paragraph" style:parent-style-name="p6">
      <style:text-properties style:use-window-font-color="true" loext:opacity="0%" style:font-name="DejaVu Sans" fo:font-size="9pt" style:font-size-asian="9pt" style:font-size-complex="9pt"/>
    </style:style>
    <style:style style:name="P41" style:family="paragraph" style:parent-style-name="p6">
      <style:text-properties style:use-window-font-color="true" loext:opacity="0%" style:font-name="DejaVu Sans" fo:font-size="9pt" officeooo:paragraph-rsid="001de656" style:font-size-asian="9pt" style:font-size-complex="9pt"/>
    </style:style>
    <style:style style:name="P42" style:family="paragraph" style:parent-style-name="p6">
      <style:text-properties style:use-window-font-color="true" loext:opacity="0%" style:font-name="DejaVu Sans" fo:font-size="9pt" officeooo:paragraph-rsid="00240ae8" style:font-size-asian="9pt" style:font-size-complex="9pt"/>
    </style:style>
    <style:style style:name="P43" style:family="paragraph" style:parent-style-name="p6">
      <style:text-properties style:use-window-font-color="true" loext:opacity="0%" style:font-name="DejaVu Sans" fo:font-size="9pt" officeooo:paragraph-rsid="0038c9c0" style:font-size-asian="9pt" style:font-size-complex="9pt"/>
    </style:style>
    <style:style style:name="P44" style:family="paragraph" style:parent-style-name="JobDesc">
      <style:text-properties style:use-window-font-color="true" loext:opacity="0%" style:font-name="DejaVu Sans" fo:font-size="9pt" style:font-size-asian="9pt" style:font-size-complex="9pt"/>
    </style:style>
    <style:style style:name="P45" style:family="paragraph" style:parent-style-name="JobDesc">
      <style:text-properties style:use-window-font-color="true" loext:opacity="0%" style:font-name="DejaVu Sans" fo:font-size="9pt" officeooo:paragraph-rsid="000b3f93" style:font-size-asian="9pt" style:font-size-complex="9pt"/>
    </style:style>
    <style:style style:name="P46" style:family="paragraph" style:parent-style-name="p6">
      <style:text-properties style:use-window-font-color="true" loext:opacity="0%" style:font-name="DejaVu Sans" fo:font-size="9pt" officeooo:rsid="00474af6" officeooo:paragraph-rsid="00474af6" style:font-size-asian="9pt" style:font-size-complex="9pt"/>
    </style:style>
    <style:style style:name="P47" style:family="paragraph" style:parent-style-name="Horizontal_20_Line">
      <style:text-properties style:use-window-font-color="true" loext:opacity="0%" style:font-name="DejaVu Sans"/>
    </style:style>
    <style:style style:name="P48" style:family="paragraph" style:parent-style-name="p6">
      <style:text-properties style:use-window-font-color="true" loext:opacity="0%" style:font-name="DejaVu Sans"/>
    </style:style>
    <style:style style:name="P49" style:family="paragraph" style:parent-style-name="Sections">
      <style:text-properties style:use-window-font-color="true" loext:opacity="0%" style:font-name="DejaVu Sans"/>
    </style:style>
    <style:style style:name="P50" style:family="paragraph" style:parent-style-name="JobDesc">
      <style:text-properties style:use-window-font-color="true" loext:opacity="0%" style:font-name="DejaVu Sans"/>
    </style:style>
    <style:style style:name="P51" style:family="paragraph" style:parent-style-name="Subtitle">
      <style:paragraph-properties fo:text-align="start" style:justify-single-word="false"/>
      <style:text-properties officeooo:paragraph-rsid="003445a9"/>
    </style:style>
    <style:style style:name="P52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53" style:family="paragraph" style:parent-style-name="Standard" style:list-style-name="List_20_1">
      <style:text-properties style:use-window-font-color="true" loext:opacity="0%" style:font-name="DejaVu Sans" fo:font-size="10.5pt" officeooo:rsid="002b5bf4" officeooo:paragraph-rsid="002b5bf4" style:font-size-asian="10.5pt" style:font-size-complex="10.5pt"/>
    </style:style>
    <style:style style:name="P54" style:family="paragraph" style:parent-style-name="Standard" style:list-style-name="List_20_1">
      <style:text-properties style:use-window-font-color="true" loext:opacity="0%" style:font-name="DejaVu Sans" fo:font-size="10.5pt" style:font-size-asian="10.5pt" style:font-size-complex="10.5pt"/>
    </style:style>
    <style:style style:name="P55" style:family="paragraph" style:parent-style-name="Standard" style:list-style-name="List_20_1">
      <style:text-properties style:use-window-font-color="true" loext:opacity="0%" style:font-name="DejaVu Sans" fo:font-size="10.5pt" officeooo:paragraph-rsid="002b5bf4" style:font-size-asian="10.5pt" style:font-size-complex="10.5pt"/>
    </style:style>
    <style:style style:name="P56" style:family="paragraph" style:parent-style-name="Subtitle" style:list-style-name="L2">
      <style:paragraph-properties fo:text-align="start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57" style:family="paragraph" style:parent-style-name="Subtitle" style:list-style-name="L3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58" style:family="paragraph" style:parent-style-name="Subtitle" style:list-style-name="L4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9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0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1" style:family="paragraph" style:parent-style-name="Subtitle" style:list-style-name="L7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2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/>
    </style:style>
    <style:style style:name="P63" style:family="paragraph" style:parent-style-name="Subtitle" style:list-style-name="L8">
      <style:paragraph-properties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6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474af6" style:font-size-asian="10pt" style:font-style-asian="normal" style:font-name-complex="DejaVu Sans" style:font-size-complex="10pt" style:font-style-complex="normal"/>
    </style:style>
    <style:style style:name="P6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38c9c0" style:font-size-asian="10pt" style:font-style-asian="normal" style:font-name-complex="DejaVu Sans" style:font-size-complex="10pt" style:font-style-complex="normal"/>
    </style:style>
    <style:style style:name="P6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474af6" style:font-size-asian="10pt" style:font-style-asian="normal" style:font-name-complex="DejaVu Sans" style:font-size-complex="10pt" style:font-style-complex="normal"/>
    </style:style>
    <style:style style:name="P6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3a0c95" style:font-size-asian="10pt" style:font-style-asian="normal" style:font-name-complex="DejaVu Sans" style:font-size-complex="10pt" style:font-style-complex="normal"/>
    </style:style>
    <style:style style:name="P6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4864e1" officeooo:paragraph-rsid="004864e1" style:font-size-asian="10pt" style:font-style-asian="normal" style:font-name-complex="DejaVu Sans" style:font-size-complex="10pt" style:font-style-complex="normal"/>
    </style:style>
    <style:style style:name="P6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7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faacf" officeooo:paragraph-rsid="002faacf" style:font-size-asian="10pt" style:font-style-asian="normal" style:font-name-complex="DejaVu Sans" style:font-size-complex="10pt" style:font-style-complex="normal"/>
    </style:style>
    <style:style style:name="P7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fc0a8" officeooo:paragraph-rsid="00240ae8" style:font-size-asian="10pt" style:font-style-asian="normal" style:font-name-complex="DejaVu Sans" style:font-size-complex="10pt" style:font-style-complex="normal"/>
    </style:style>
    <style:style style:name="P7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85d69" officeooo:paragraph-rsid="00085d69" style:font-size-asian="10pt" style:font-style-asian="normal" style:font-name-complex="DejaVu Sans" style:font-size-complex="10pt" style:font-style-complex="normal"/>
    </style:style>
    <style:style style:name="P7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7cf07" style:font-size-asian="10pt" style:font-style-asian="normal" style:font-name-complex="DejaVu Sans" style:font-size-complex="10pt" style:font-style-complex="normal"/>
    </style:style>
    <style:style style:name="P7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895a9" style:font-size-asian="10pt" style:font-style-asian="normal" style:font-name-complex="DejaVu Sans" style:font-size-complex="10pt" style:font-style-complex="normal"/>
    </style:style>
    <style:style style:name="P7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895a9" officeooo:paragraph-rsid="001895a9" style:font-size-asian="10pt" style:font-style-asian="normal" style:font-name-complex="DejaVu Sans" style:font-size-complex="10pt" style:font-style-complex="normal"/>
    </style:style>
    <style:style style:name="P7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a9449" officeooo:paragraph-rsid="001a9449" style:font-size-asian="10pt" style:font-style-asian="normal" style:font-name-complex="DejaVu Sans" style:font-size-complex="10pt" style:font-style-complex="normal"/>
    </style:style>
    <style:style style:name="P7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paragraph-rsid="00085d69" style:font-size-asian="10pt" style:font-style-asian="normal" style:font-name-complex="DejaVu Sans" style:font-size-complex="10pt" style:font-style-complex="normal"/>
    </style:style>
    <style:style style:name="P7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b3f93" officeooo:paragraph-rsid="000b3f93" style:font-size-asian="10pt" style:font-style-asian="normal" style:font-name-complex="DejaVu Sans" style:font-size-complex="10pt" style:font-style-complex="normal"/>
    </style:style>
    <style:style style:name="P79" style:family="paragraph" style:parent-style-name="p6" style:list-style-name="L1">
      <style:paragraph-properties fo:line-height="100%" fo:text-align="justify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name-asian="Arial" style:font-weight-asian="normal" style:font-name-complex="Arial" style:font-weight-complex="normal"/>
    </style:style>
    <style:style style:name="T5" style:family="text">
      <style:text-properties fo:font-weight="normal" style:font-name-asian="Arial" style:font-weight-asian="normal" style:font-name-complex="DejaVu Sans" style:font-weight-complex="normal"/>
    </style:style>
    <style:style style:name="T6" style:family="text">
      <style:text-properties fo:font-weight="normal" officeooo:rsid="001fc0a8" style:font-name-asian="Arial" style:font-weight-asian="normal" style:font-name-complex="DejaVu Sans" style:font-weight-complex="normal"/>
    </style:style>
    <style:style style:name="T7" style:family="text">
      <style:text-properties fo:font-weight="normal" officeooo:rsid="00240ae8" style:font-name-asian="Arial" style:font-weight-asian="normal" style:font-name-complex="DejaVu Sans" style:font-weight-complex="normal"/>
    </style:style>
    <style:style style:name="T8" style:family="text">
      <style:text-properties fo:font-weight="normal" officeooo:rsid="00321e00" style:font-name-asian="Arial" style:font-weight-asian="normal" style:font-name-complex="DejaVu Sans" style:font-weight-complex="normal"/>
    </style:style>
    <style:style style:name="T9" style:family="text">
      <style:text-properties fo:font-weight="normal" officeooo:rsid="0038c9c0" style:font-name-asian="Arial" style:font-weight-asian="normal" style:font-name-complex="DejaVu Sans" style:font-weight-complex="normal"/>
    </style:style>
    <style:style style:name="T10" style:family="text">
      <style:text-properties fo:font-weight="normal" officeooo:rsid="00474af6" style:font-name-asian="Arial" style:font-weight-asian="normal" style:font-name-complex="DejaVu Sans" style:font-weight-complex="normal"/>
    </style:style>
    <style:style style:name="T11" style:family="text">
      <style:text-properties fo:font-weight="normal" officeooo:rsid="004dccd7" style:font-name-asian="Arial" style:font-weight-asian="normal" style:font-name-complex="DejaVu Sans" style:font-weight-complex="normal"/>
    </style:style>
    <style:style style:name="T12" style:family="text">
      <style:text-properties style:font-name="DejaVu Sans" fo:font-size="10pt" fo:font-weight="bold" style:font-name-asian="Arial" style:font-size-asian="10pt" style:font-weight-asian="bold" style:font-name-complex="DejaVu Sans" style:font-size-complex="10pt" style:font-weight-complex="bold"/>
    </style:style>
    <style:style style:name="T13" style:family="text">
      <style:text-properties style:font-name="DejaVu Sans" fo:font-size="10pt" fo:font-weight="bold" officeooo:rsid="00085d69" style:font-name-asian="Arial" style:font-size-asian="10pt" style:font-weight-asian="bold" style:font-name-complex="DejaVu Sans" style:font-size-complex="10pt" style:font-weight-complex="bold"/>
    </style:style>
    <style:style style:name="T14" style:family="text">
      <style:text-properties style:font-name="DejaVu Sans" fo:font-size="10pt" fo:font-weight="normal" style:font-name-asian="Arial" style:font-size-asian="10pt" style:font-weight-asian="normal" style:font-name-complex="DejaVu Sans" style:font-size-complex="10pt" style:font-weight-complex="normal"/>
    </style:style>
    <style:style style:name="T15" style:family="text">
      <style:text-properties style:font-name="DejaVu Sans" fo:font-size="10pt" fo:font-weight="normal" officeooo:rsid="00085d69" style:font-name-asian="Arial" style:font-size-asian="10pt" style:font-weight-asian="normal" style:font-name-complex="DejaVu Sans" style:font-size-complex="10pt" style:font-weight-complex="normal"/>
    </style:style>
    <style:style style:name="T16" style:family="text">
      <style:text-properties style:font-name="DejaVu Sans" fo:font-size="10pt" fo:font-weight="normal" officeooo:rsid="0013f722" style:font-name-asian="Arial" style:font-size-asian="10pt" style:font-weight-asian="normal" style:font-name-complex="DejaVu Sans" style:font-size-complex="10pt" style:font-weight-complex="normal"/>
    </style:style>
    <style:style style:name="T17" style:family="text">
      <style:text-properties style:font-name="DejaVu Sans" fo:font-size="10.5pt" style:font-size-asian="10.5pt" style:font-size-complex="10.5pt"/>
    </style:style>
    <style:style style:name="T18" style:family="text">
      <style:text-properties style:font-name="DejaVu Sans" fo:font-size="11pt" officeooo:rsid="003fefd8" style:font-size-asian="11pt" style:font-size-complex="11pt"/>
    </style:style>
    <style:style style:name="T19" style:family="text">
      <style:text-properties style:font-name="DejaVu Sans" fo:font-size="11pt" officeooo:rsid="0041e602" style:font-size-asian="11pt" style:font-size-complex="11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weight="bold" style:font-name-asian="Arial" style:font-weight-asian="bold" style:font-name-complex="Arial" style:font-weight-complex="bold"/>
    </style:style>
    <style:style style:name="T23" style:family="text">
      <style:text-properties fo:font-weight="bold" style:font-name-asian="Arial" style:font-weight-asian="bold" style:font-name-complex="DejaVu Sans" style:font-weight-complex="bold"/>
    </style:style>
    <style:style style:name="T24" style:family="text">
      <style:text-properties fo:font-weight="bold" officeooo:rsid="001de656" style:font-name-asian="Arial" style:font-weight-asian="bold" style:font-name-complex="DejaVu Sans" style:font-weight-complex="bold"/>
    </style:style>
    <style:style style:name="T25" style:family="text">
      <style:text-properties fo:font-weight="bold" officeooo:rsid="00240ae8" style:font-name-asian="Arial" style:font-weight-asian="bold" style:font-name-complex="DejaVu Sans" style:font-weight-complex="bold"/>
    </style:style>
    <style:style style:name="T26" style:family="text">
      <style:text-properties fo:font-weight="bold" officeooo:rsid="00474af6" style:font-name-asian="Arial" style:font-weight-asian="bold" style:font-name-complex="DejaVu Sans" style:font-weight-complex="bold"/>
    </style:style>
    <style:style style:name="T27" style:family="text">
      <style:text-properties officeooo:rsid="00097aae"/>
    </style:style>
    <style:style style:name="T28" style:family="text">
      <style:text-properties officeooo:rsid="000e8df9"/>
    </style:style>
    <style:style style:name="T29" style:family="text">
      <style:text-properties style:font-size-asian="10.5pt" style:font-style-asian="italic" style:font-size-complex="10.5pt" style:font-style-complex="italic"/>
    </style:style>
    <style:style style:name="T30" style:family="text">
      <style:text-properties fo:font-size="9pt" fo:language="en" fo:country="US" fo:font-style="italic" style:font-name-asian="Arial" style:font-size-asian="9pt" style:language-asian="en" style:country-asian="US" style:font-style-asian="italic" style:font-name-complex="Arial" style:font-size-complex="9pt" style:font-style-complex="italic"/>
    </style:style>
    <style:style style:name="T31" style:family="text">
      <style:text-properties officeooo:rsid="001895a9"/>
    </style:style>
    <style:style style:name="T32" style:family="text">
      <style:text-properties officeooo:rsid="00251f58"/>
    </style:style>
    <style:style style:name="T33" style:family="text">
      <style:text-properties officeooo:rsid="002ec6f4"/>
    </style:style>
    <style:style style:name="T34" style:family="text">
      <style:text-properties officeooo:rsid="00321e00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officeooo:rsid="001273e2"/>
    </style:style>
    <style:style style:name="T37" style:family="text">
      <style:text-properties officeooo:rsid="0037324c"/>
    </style:style>
    <style:style style:name="T38" style:family="text">
      <style:text-properties officeooo:rsid="0038c9c0"/>
    </style:style>
    <style:style style:name="T39" style:family="text">
      <style:text-properties officeooo:rsid="003a0c95"/>
    </style:style>
    <style:style style:name="T40" style:family="text">
      <style:text-properties officeooo:rsid="00436e7f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officeooo:rsid="00493481"/>
    </style:style>
    <style:style style:name="T43" style:family="text">
      <style:text-properties officeooo:rsid="004dcc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ames E. LaBarre</text:p>
      <text:p text:style-name="P30">21 Allison Drive, Pawling, NY, 12564</text:p>
      <text:p text:style-name="P52"><text:a xlink:type="simple" xlink:href="mailto:j.e.labarre@gmail.com" text:style-name="Internet_20_link" text:visited-style-name="Visited_20_Internet_20_Link">j.e.labarre@gmail.com</text:a></text:p>
      <text:p text:style-name="P47"/>
      <text:p text:style-name="P49">SUMMARY OF QUALIFICATIONS</text:p>
      <text:p text:style-name="P22"><text:span text:style-name="T41"><text:tab/></text:span>System administration, support and software testing professional with <text:span text:style-name="T37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22"/>
      <text:p text:style-name="P49">PROFESSIONAL ACCOMPLISHMENTS</text:p>
      <text:list text:style-name="List_20_1">
        <text:list-item>
          <text:p text:style-name="P53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54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54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54">Implemented &amp; ran tests for IBM's HotMedia java authoring tool, from early development to end of project </text:p>
        </text:list-item>
        <text:list-item>
          <text:p text:style-name="P54">Developed Lotus Approach database to track budgets for internal software development project at IBM, Mt. Pleasant NY. </text:p>
        </text:list-item>
        <text:list-item>
          <text:p text:style-name="P54">Implemented EDI systems for PC-based accounting systems. <text:s/>Brought projects from initial customer requests up through final integration into daily process. </text:p>
        </text:list-item>
        <text:list-item>
          <text:p text:style-name="P55">Managed a migration from PC-based accounting package to AS/400-based system.</text:p>
        </text:list-item>
      </text:list>
      <text:p text:style-name="P22"/>
      <text:p text:style-name="P49">PROFESSIONAL EXPERIENCE</text:p>
      <text:p text:style-name="P25"/>
      <text:p text:style-name="P11"><text:span text:style-name="T26">Red Hat, Inc.</text:span><text:span text:style-name="T23">, (</text:span><text:span text:style-name="T24">working remote</text:span><text:span text:style-name="T23">)<text:tab/></text:span><text:span text:style-name="T10">2020-</text:span><text:span text:style-name="T11">2024</text:span></text:p>
      <text:p text:style-name="P46">OpenSource Software</text:p>
      <text:p text:style-name="P36">Software Quality Engineer</text:p>
      <text:list text:style-name="WW8Num2">
        <text:list-item>
          <text:p text:style-name="P64">OpenStack QE test and engineering for MultiArch development (Power8 &amp; Power9)</text:p>
        </text:list-item>
        <text:list-item>
          <text:p text:style-name="P66">Working with IBM’s MultiArch team to coordinate testing and validation of OpenStack and other products being ported for support under Linux on Power/ppc64le.</text:p>
        </text:list-item>
        <text:list-item>
          <text:p text:style-name="P66">Validating install/configuration documentation posted online for customer evaluation of MultiArch x86_64/ppc64le installations.</text:p>
        </text:list-item>
        <text:list-item>
          <text:p text:style-name="P68">With OpenStack Hardware Provisioning team, maintained tests and triaged testing failures</text:p>
        </text:list-item>
        <text:list-item>
          <text:p text:style-name="P68">Working with other component teams to develop test scenarios for the next generation of Red Hat’s OpenStack (Red Hat OpenStack Services on OpenShift 18.0<text:span text:style-name="T43">)</text:span></text:p>
        </text:list-item>
      </text:list>
      <text:p text:style-name="P20"/>
      <text:p text:style-name="P11"><text:span text:style-name="T24">SelectGroup</text:span><text:span text:style-name="T23">, (</text:span><text:span text:style-name="T24">working remote</text:span><text:span text:style-name="T23">)<text:tab/></text:span><text:span text:style-name="T6">2</text:span><text:span text:style-name="T9">017-</text:span><text:span text:style-name="T10">2020</text:span></text:p>
      <text:p text:style-name="P43">IT staffing &amp; outsourcing services company</text:p>
      <text:p text:style-name="P35"><text:span text:style-name="T39">QE Software Engineering/Test</text:span> (<text:span text:style-name="T38">Red Hat</text:span>)</text:p>
      <text:list text:continue-numbering="true" text:style-name="WW8Num2">
        <text:list-item>
          <text:p text:style-name="P65">OpenStack QE test and engineering for MultiArch development (Power8 &amp; Power9)</text:p>
        </text:list-item>
        <text:list-item>
          <text:p text:style-name="P67">Working with IBM’s MultiArch team to coordinate testing and validation of OpenStack and other products being ported for support under Linux on Power/ppc64le.</text:p>
        </text:list-item>
        <text:list-item>
          <text:p text:style-name="P67">Validating install/configuration documentation posted online for customer evaluation of MultiArch x86_64/ppc64le installations.</text:p>
        </text:list-item>
      </text:list>
      <text:p text:style-name="P19"/>
      <text:p text:style-name="P10"><text:span text:style-name="T25">Collabera</text:span><text:span text:style-name="T23">, (</text:span><text:span text:style-name="T24">working remote</text:span><text:span text:style-name="T23">)<text:tab/></text:span><text:span text:style-name="T7">2016-</text:span><text:span text:style-name="T8">2017</text:span></text:p>
      <text:p text:style-name="P41">IT staffing &amp; outsourcing services company</text:p>
      <text:p text:style-name="P37"><text:soft-page-break/>Linux System Administrator – RFS Ring Fence <text:span text:style-name="T32">(IBM)</text:span></text:p>
      <text:list text:continue-numbering="true" text:style-name="WW8Num2">
        <text:list-item>
          <text:p text:style-name="P69">RFS Ring Fence <text:span text:style-name="T34">was</text:span> an IBM-internal staffing group to provide extra/fill-in staffing for other delivery teams at IBM that find themselves short-staffed for impending deliverables.</text:p>
        </text:list-item>
        <text:list-item>
          <text:p text:style-name="P69">Track down, analyz<text:span text:style-name="T34">e</text:span> and correct security violations on customer systems</text:p>
        </text:list-item>
        <text:list-item>
          <text:p text:style-name="P70">Assist<text:span text:style-name="T34">ed</text:span> development teams as they migrate<text:span text:style-name="T34">d</text:span> customer’s Oracle/SAP systems from HP-UX and Solaris to Linux on VMWare ESX.</text:p>
        </text:list-item>
        <text:list-item>
          <text:p text:style-name="P69">Configur<text:span text:style-name="T34">ed</text:span>, customi<text:span text:style-name="T34">zed</text:span> and secur<text:span text:style-name="T34">ed</text:span> servers for customer accounts as new systems c<text:span text:style-name="T34">a</text:span>me online</text:p>
        </text:list-item>
      </text:list>
      <text:p text:style-name="P13"/>
      <text:p text:style-name="P9"><text:span text:style-name="T24">SelectGroup</text:span><text:span text:style-name="T23">, (</text:span><text:span text:style-name="T24">working remote</text:span><text:span text:style-name="T23">)<text:tab/></text:span><text:span text:style-name="T6">2015</text:span></text:p>
      <text:p text:style-name="P42">IT staffing &amp; outsourcing services company</text:p>
      <text:p text:style-name="P34">Cloud Storage Engineer (Cisco)</text:p>
      <text:list text:continue-numbering="true" text:style-name="WW8Num2">
        <text:list-item>
          <text:p text:style-name="P71">QA/test for cloud storage automation group at Cisco. <text:s/>Testing for Ceph and Openstack for Cisco's cloud systems projects.</text:p>
        </text:list-item>
      </text:list>
      <text:p text:style-name="P18"/>
      <text:p text:style-name="P4"><text:span text:style-name="T13">TEKsystems</text:span><text:span text:style-name="T12">, (</text:span><text:span text:style-name="T13">working remote</text:span><text:span text:style-name="T12">)<text:tab/></text:span><text:span text:style-name="T15">2014-</text:span><text:span text:style-name="T16">2015</text:span></text:p>
      <text:p text:style-name="P38">IT staffing &amp; outsourcing services company</text:p>
      <text:p text:style-name="P31">Cloud Orchestration and Automation <text:span text:style-name="T33">(Cigna)</text:span></text:p>
      <text:list text:continue-numbering="true" text:style-name="WW8Num2">
        <text:list-item>
          <text:p text:style-name="P72">Researching &amp; implementing Openstack <text:span text:style-name="T31">(Havana and Icehouse)</text:span>, Ceph <text:span text:style-name="T31">(Ceph Enterprise)</text:span>, <text:span text:style-name="T27">Puppet,</text:span> &amp; other <text:span text:style-name="T28">opensource</text:span> resources for the development group at Cigna. <text:s/><text:span text:style-name="T28">Along with team, working with RedHat on troubleshooting &amp; optimizing internal cloud computing solutions. <text:s/></text:span></text:p>
        </text:list-item>
        <text:list-item>
          <text:p text:style-name="P73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73">Built new compute images to be made available for deployment in <text:span text:style-name="T31">openstack</text:span></text:p>
        </text:list-item>
        <text:list-item>
          <text:p text:style-name="P75">Had been the initial team member researching &amp; building out Ceph, after which I instructed the rest of the team on the concepts, install procedures and maintenance of Ceph.</text:p>
        </text:list-item>
        <text:list-item>
          <text:p text:style-name="P76">Managed and re-configured blades and servers hosting our Openstack and Ceph clusters through the UCS management tools for the Cisco server hardware.</text:p>
        </text:list-item>
        <text:list-item>
          <text:p text:style-name="P74">We were also working with Sensu, Logstash, Elasticsearch, Graphana, managing a Git host for developer code. <text:s/><text:span text:style-name="T31">Assisted other team members as they were installing, and configuring systems to work with these services.</text:span></text:p>
        </text:list-item>
      </text:list>
      <text:p text:style-name="P23"/>
      <text:p text:style-name="P5"><text:span text:style-name="T12">Infinite Computer Solutions, (on client site)<text:tab/></text:span><text:span text:style-name="T14">2013</text:span></text:p>
      <text:p text:style-name="P39">IT staffing &amp; outsourcing services company</text:p>
      <text:p text:style-name="P32">Server Systems Operations <text:span text:style-name="T33">(IBM)</text:span></text:p>
      <text:list text:continue-numbering="true" text:style-name="WW8Num2">
        <text:list-item>
          <text:p text:style-name="P77">Hands/Feet SA for AmerisourceBergen in IBM Poughkeepsie data center. <text:s text:c="2"/>Achieved certification for HIPAA before department was pared down to much smaller size</text:p>
        </text:list-item>
      </text:list>
      <text:p text:style-name="P24"/>
      <text:p text:style-name="P7"><text:span text:style-name="T23">Collabera, (on client site)<text:tab/></text:span><text:span text:style-name="T5">2013</text:span></text:p>
      <text:p text:style-name="P40">IT staffing &amp; outsourcing services company</text:p>
      <text:p text:style-name="P33">Sr. System Administrator, Wallstreet Systems/Treasury Support, IBM, Armonk, NY</text:p>
      <text:list text:continue-numbering="true" text:style-name="WW8Num2">
        <text:list-item>
          <text:p text:style-name="P78">Manage &amp; update test servers for IBM's Global Business Services/Treasury management, and provide support for production servers in IBM's Business Services.</text:p>
        </text:list-item>
      </text:list>
      <text:p text:style-name="P17"/>
      <text:p text:style-name="P6"><text:span text:style-name="T22">Computer Task Group, Poughkeepsie, NY<text:tab/></text:span><text:span text:style-name="T4">2004-2012</text:span></text:p>
      <text:p text:style-name="P40">IT staffing &amp; outsourcing services company</text:p>
      <text:p text:style-name="P45">System Administrator, Capacity on Demand and Benchmark Centers, IBM, Poughkeepsie, NY</text:p>
      <text:list text:style-name="L1">
        <text:list-item>
          <text:p text:style-name="P79">Installed &amp; upgraded management nodes and compute clusters (Linux clusters for the most part) for customers on System X for CoD group in Poughkeepsie, NY</text:p>
        </text:list-item>
        <text:list-item>
          <text:p text:style-name="P79">Manage, install &amp; re-configure System P servers (AIX, SUSE Linux &amp; Red Hat Enterprise Linux).</text:p>
        </text:list-item>
        <text:list-item>
          <text:p text:style-name="P79">Troubleshoot software &amp; hardware for management &amp; compute nodes in Linux &amp; Windows computer clusters.</text:p>
        </text:list-item>
      </text:list>
      <text:p text:style-name="P15"/>
      <text:p text:style-name="P45">Operations Supervisor, <text:s/>zSeries test group, IBM, Poughkeepsie NY</text:p>
      <text:list text:style-name="L2">
        <text:list-item>
          <text:p text:style-name="P56">Deskside support, installing &amp; supporting Linux and Windows on automated testing hosts <text:soft-page-break/>connected to their development mainframes. <text:s/>Supported same on user workstations.</text:p>
        </text:list-item>
        <text:list-item>
          <text:p text:style-name="P56">Inventorying and documenting the connections for the fiber network on the mainframe systems test floor.</text:p>
        </text:list-item>
      </text:list>
      <text:p text:style-name="P14"/>
      <text:p text:style-name="P45">Infiniband / High Performance Switch Functional Verification Test (FVT) at IBM</text:p>
      <text:list text:style-name="L3">
        <text:list-item>
          <text:p text:style-name="P57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57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upgrade the test systems.</text:p>
        </text:list-item>
      </text:list>
      <text:p text:style-name="P8"/>
      <text:p text:style-name="P8"><text:span text:style-name="T22">IBM<text:tab/></text:span><text:span text:style-name="T4">2001-2004</text:span></text:p>
      <text:p text:style-name="P40">RS/6000-SP systems, Server Group, Poughkeepsie, NY</text:p>
      <text:p text:style-name="P50">Communications Subsystem Functional Verification Test (FVT)</text:p>
      <text:list text:style-name="L4">
        <text:list-item>
          <text:p text:style-name="P58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58">Handled administration, upgrades &amp; installs on test systems for FVT team. <text:s/>Systems consisted of RS/6000 servers (up through <text:span text:style-name="T2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48"><text:span text:style-name="T29"><text:line-break/></text:span><text:span text:style-name="T30">Internet Media Group division, Hawthorne, NY</text:span></text:p>
      <text:p text:style-name="P44">System administration, QA testing</text:p>
      <text:list text:style-name="L5">
        <text:list-item>
          <text:p text:style-name="P59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62"><text:span text:style-name="T20">Developed &amp; ran tests for </text:span><text:span text:style-name="T21">HotMedia</text:span><text:span text:style-name="T20"> </text:span><text:span text:style-name="T21">java</text:span><text:span text:style-name="T20"> authoring tool, and verified functionality of applets produced by tool against various client &amp; server configurations.</text:span><text:span text:style-name="T1"> <text:s/></text:span></text:p>
        </text:list-item>
      </text:list>
      <text:p text:style-name="P22"/>
      <text:p text:style-name="P22"/>
      <text:p text:style-name="P12">Analysts International, (various client sites)<text:tab/><text:span text:style-name="T3">1998-2000</text:span></text:p>
      <text:p text:style-name="P40">IT staffing &amp; outsourcing services company</text:p>
      <text:p text:style-name="P44">Contracted temporary staffing</text:p>
      <text:list text:style-name="L6">
        <text:list-item>
          <text:p text:style-name="P60">Developed Lotus Approach database to track budgets for internal software development project at IBM, Mt. Pleasant NY. <text:s/>Trained administration staff for development group on usage of database application, diagnosed problems &amp; added functionality to application as their needs dictated.</text:p>
        </text:list-item>
        <text:list-item>
          <text:p text:style-name="P60">Developed automated consolidation spreadsheets for internal regional &amp; corporate reports, Software Group, Somers NY. <text:s/>These were an interim solution until an internal reporting extension to their accounting system was completed.</text:p>
        </text:list-item>
        <text:list-item>
          <text:p text:style-name="P60">Installed, upgraded, diagnosed &amp; maintained servers &amp; workstations used for software testing, Maintained Windows (95-2000), Macintosh (OS 7-9), AIX, Linux &amp; Solaris systems used in testing.</text:p>
        </text:list-item>
        <text:list-item>
          <text:p text:style-name="P60">Developed &amp; ran tests for HotMedia java authoring tool, and verified functionality of applets produced by tool against various client &amp; server configurations, Internet Media Group, Hawthorne, NY.</text:p>
        </text:list-item>
        <text:list-item>
          <text:p text:style-name="P60">Implemented NT test servers with WebSphere Advanced server, Apache web server, DB/2, Lotus Domino R5 &amp; Workflow. <text:s/>Worked with developers to create test methods for content management software intended to be deployed on WebSphere systems, Internet Media Group, Hawthorne NY.</text:p>
        </text:list-item>
      </text:list>
      <text:p text:style-name="P16"/>
      <text:p text:style-name="P16"/>
      <text:p text:style-name="P12">Net Results Technologies, Nanuet, NY<text:tab/><text:span text:style-name="T3">1995-1997</text:span></text:p>
      <text:p text:style-name="P40">Multimedia software &amp; web services development company</text:p>
      <text:p text:style-name="P44">Network manager, Software tester</text:p>
      <text:list text:style-name="L7">
        <text:list-item>
          <text:p text:style-name="P61">Maintained &amp; supported <text:span text:style-name="T2">Novell (NetWare 3.11)</text:span> &amp; Windows networks and client workstations. <text:s/>Configured, maintained &amp; customized test systems for multimedia software testing as well as testing of web services being developed in house. <text:s/>Was responsible for implementing TCP/IP connectivity.</text:p>
        </text:list-item>
        <text:list-item>
          <text:p text:style-name="P61"><text:soft-page-break/>Built and mastered CD-ROM titles &amp; bundled packages, for both commercial titles intended for retail sales, as well as customized OEM packages for customers such as Compaq &amp; Gateway.</text:p>
        </text:list-item>
        <text:list-item>
          <text:p text:style-name="P61">Diagnosed software problems with software titles, discovered both in-house and from customer feedback, evaluated severity and possible resolutions. <text:s/>Communicated same to developers and/or customers as appropriate. <text:s/>Reconfigured hardware and software for testing of various system configurations in order to duplicate conditions where problem was reported from customers.</text:p>
        </text:list-item>
        <text:list-item>
          <text:p text:style-name="P61">Developed demo for web-based prospectus product being developed by the company.</text:p>
        </text:list-item>
      </text:list>
      <text:list text:style-name="L8">
        <text:list-header>
          <text:p text:style-name="P63"/>
        </text:list-header>
      </text:list>
      <text:p text:style-name="P21"/>
      <text:p text:style-name="P51"><text:span text:style-name="T17">Visit my LinkedIn profile for a much more narrative description of my past jobs and projects:<text:line-break/></text:span><text:a xlink:type="simple" xlink:href="https://www.linkedin.com/in/james-labarre-a40a513" text:style-name="Internet_20_link" text:visited-style-name="Visited_20_Internet_20_Link"><text:span text:style-name="T18">http</text:span><text:span text:style-name="T19">s</text:span><text:span text:style-name="T18">://</text:span><text:span text:style-name="T35">www.linkedin.com/in/james-labarre-a40a513</text:span></text:a></text:p>
      <text:p text:style-name="P2"/>
      <text:p text:style-name="P3"/>
      <text:p text:style-name="P2">This resume is available online, (<text:span text:style-name="T36">PDF and OpenDocument</text:span>):</text:p>
      <text:p text:style-name="P26">HTML<text:line-break/><text:a xlink:type="simple" xlink:href="https://jelabarre59.github.io/pages/James_E_LaBarre_resume.html" text:style-name="Internet_20_link" text:visited-style-name="Visited_20_Internet_20_Link">https://jelabarre59.github.io/<text:span text:style-name="T42">pages/</text:span>James_E_LaBarre_resume.htm<text:span text:style-name="T40">l</text:span></text:a></text:p>
      <text:p text:style-name="P26"/>
      <text:p text:style-name="P28">OpenDocument</text:p>
      <text:p text:style-name="P28"><text:a xlink:type="simple" xlink:href="https://jelabarre59.github.io/pages/James_E_LaBarre_resume.odt" text:style-name="Internet_20_link" text:visited-style-name="Visited_20_Internet_20_Link">https://jelabarre59.github.io/<text:span text:style-name="T42">pages/</text:span>James_E_LaBarre_resume.<text:span text:style-name="T40">odt</text:span></text:a></text:p>
      <text:p text:style-name="P27"/>
      <text:p text:style-name="P26">PDF</text:p>
      <text:p text:style-name="P26"><text:a xlink:type="simple" xlink:href="https://jelabarre59.github.io/pages/James_E_LaBarre_resume.pdf" text:style-name="Internet_20_link" text:visited-style-name="Visited_20_Internet_20_Link">https://jelabarre59.github.io/<text:span text:style-name="T42">pages/</text:span>James_E_LaBarre_resume.<text:span text:style-name="T40">pdf</text:span></text:a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ucida Sans Unicode" svg:font-family="'Lucida Sans Unicode'" style:font-pitch="variable"/>
    <style:font-face style:name="Monospace" svg:font-family="Monospace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style:contextual-spacing="false" fo:text-align="center" style:justify-single-word="false" style:page-number="auto"/>
      <style:text-properties style:font-name="Bitstream Vera Sans2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style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loext:opacity="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2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loext:num-list-format="%1%" text:bullet-char="">
        <style:list-level-properties text:min-label-width="0.25in"/>
        <style:text-properties style:font-name="Symbol1"/>
      </text:list-level-style-bullet>
      <text:list-level-style-bullet text:level="2" text:style-name="RTF_5f_Num_20_9_20_1" loext:num-list-format="%2%" text:bullet-char="">
        <style:list-level-properties text:space-before="0.25in" text:min-label-width="0.25in"/>
        <style:text-properties style:font-name="Symbol1"/>
      </text:list-level-style-bullet>
      <text:list-level-style-bullet text:level="3" text:style-name="RTF_5f_Num_20_9_20_1" loext:num-list-format="%3%" text:bullet-char="">
        <style:list-level-properties text:space-before="0.5in" text:min-label-width="0.25in"/>
        <style:text-properties style:font-name="Symbol1"/>
      </text:list-level-style-bullet>
      <text:list-level-style-bullet text:level="4" text:style-name="RTF_5f_Num_20_9_20_1" loext:num-list-format="%4%" text:bullet-char="">
        <style:list-level-properties text:space-before="0.75in" text:min-label-width="0.25in"/>
        <style:text-properties style:font-name="Symbol1"/>
      </text:list-level-style-bullet>
      <text:list-level-style-bullet text:level="5" text:style-name="RTF_5f_Num_20_9_20_1" loext:num-list-format="%5%" text:bullet-char="">
        <style:list-level-properties text:space-before="1in" text:min-label-width="0.25in"/>
        <style:text-properties style:font-name="Symbol1"/>
      </text:list-level-style-bullet>
      <text:list-level-style-bullet text:level="6" text:style-name="RTF_5f_Num_20_9_20_1" loext:num-list-format="%6%" text:bullet-char="">
        <style:list-level-properties text:space-before="1.25in" text:min-label-width="0.25in"/>
        <style:text-properties style:font-name="Symbol1"/>
      </text:list-level-style-bullet>
      <text:list-level-style-bullet text:level="7" text:style-name="RTF_5f_Num_20_9_20_1" loext:num-list-format="%7%" text:bullet-char="">
        <style:list-level-properties text:space-before="1.5in" text:min-label-width="0.25in"/>
        <style:text-properties style:font-name="Symbol1"/>
      </text:list-level-style-bullet>
      <text:list-level-style-bullet text:level="8" text:style-name="RTF_5f_Num_20_9_20_1" loext:num-list-format="%8%" text:bullet-char="">
        <style:list-level-properties text:space-before="1.75in" text:min-label-width="0.25in"/>
        <style:text-properties style:font-name="Symbol1"/>
      </text:list-level-style-bullet>
      <text:list-level-style-bullet text:level="9" text:style-name="RTF_5f_Num_20_9_20_1" loext:num-list-format="%9%" text:bullet-char="">
        <style:list-level-properties text:space-before="2in" text:min-label-width="0.25in"/>
        <style:text-properties style:font-name="Symbol1"/>
      </text:list-level-style-bullet>
      <text:list-level-style-bullet text:level="10" text:style-name="RTF_5f_Num_20_9_20_1" loext:num-list-format="%10%" text:bullet-char="">
        <style:list-level-properties text:space-before="2.25in" text:min-label-width="0.25in"/>
        <style:text-properties style:font-name="Symbol1"/>
      </text:list-level-style-bullet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Bitstream Vera Sans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4</text:page-number><text:s/>of <text:page-count>4</text:page-count><text:tab/>Resume – James E.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meta:creation-date>2019-07-01T17:18:06.962205741</meta:creation-date>
    <dc:language>en-US</dc:language>
    <meta:editing-cycles>6</meta:editing-cycles>
    <meta:editing-duration>PT11M5S</meta:editing-duration>
    <dc:title>Resume, James E. LaBarre</dc:title>
    <dc:date>2024-07-10T12:46:45.929314451</dc:date>
    <meta:document-statistic meta:table-count="0" meta:image-count="0" meta:object-count="0" meta:page-count="4" meta:paragraph-count="101" meta:word-count="1586" meta:character-count="11253" meta:non-whitespace-character-count="9774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